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dicadores_municipais:</text:p>
      <text:p text:style-name="Standard"/>
      <text:p text:style-name="Standard">Tab1 - Percentual Distribuição Urbano / Rural - Homem / Mulher</text:p>
      <text:p text:style-name="Standard">Tab2 - Distribuição percentual, por grupos de idade</text:p>
      <text:p text:style-name="Standard">Tab3 - Pessoas de 15 anos ou mais de idade que não sabem ler e escrever, total e respectivas taxas de analfabetismo, por grupos de idade (%)</text:p>
      <text:p text:style-name="Standard">Tab4 - Unidades domésticas, por sexo das pessoas responsáveis pelos domicílios particulares permanentes</text:p>
      <text:p text:style-name="Standard">Tab5 - Unidades domésticas, por tipo ( Único responsável / Com mais de Rensponsável )</text:p>
      <text:p text:style-name="Standard">Tab6 - Unidades domésticas, por tipo <text:s/>(Estrutura familiar - Casal com filhos, homem com filhos ...)</text:p>
      <text:p text:style-name="Standard">Tab7 - Domicílios particulares permanentes Distribuição percentual, por tipo de saneamento (Adequado, Semi-Adequado, Inadequado)</text:p>
      <text:p text:style-name="Standard">Tab8 - Rendimento mensal total domiciliar per capita nominal</text:p>
      <text:p text:style-name="Standard">Tab9 - Valor médio e mediano do rendimento mensal total nominal, por sexo</text:p>
      <text:p text:style-name="Standard">Tab10 - Valor médio do rendimento mensal total nominal, por cor ou raça</text:p>
      <text:p text:style-name="Standard">Tab11 - Razão entre médias do rendimento mensal total nominal, por cor ou raça</text:p>
      <text:p text:style-name="Standard">Tab12 - Proporção de pessoas residentes em domicílios particulares permanentes, por classes selecionadas de rendimento mensal total domiciliar per capita nominal</text:p>
      <text:p text:style-name="Standard">Tab13 - População residente em domicílio particulares permanentes com saneamento inadequado Proporção de pessoas, por classes selecionadas de rendimento mensal total domiciliar per capita nominal</text:p>
      <text:p text:style-name="Standard">Tab14 - Taxa de analfabetismo da população de 15 anos ou mais de idade por grupos de idade</text:p>
      <text:p text:style-name="Standard">Tab15 - Proporção de domicílios particulares permanentes, por tipo de saneamento Ano 2000/2010</text:p>
      <text:p text:style-name="Standard">Tab16 - Proporção de crianças de 0 a 5 anos de idade, residentes em domicílios particulares permanentes (Com responsável ou cônjuge analfabeto, Com saneamento inadequado (2), Com responsável ou cônjuge analfabeto e saneamento inadequado (2) )</text:p>
      <text:p text:style-name="Standard">Tab17 - Pessoas de 10 anos de idade que não sabem ler e escrever, total e respectiva taxa de analfabetism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9:01:23.680262178</meta:creation-date>
    <dc:date>2021-02-11T19:03:25.874596526</dc:date>
    <meta:editing-duration>PT2M3S</meta:editing-duration>
    <meta:editing-cycles>1</meta:editing-cycles>
    <meta:document-statistic meta:table-count="0" meta:image-count="0" meta:object-count="0" meta:page-count="1" meta:paragraph-count="18" meta:word-count="287" meta:character-count="1862" meta:non-whitespace-character-count="1591"/>
    <meta:generator>LibreOffice/7.0.3.1$Linux_X86_64 LibreOffice_project/00$Build-1</meta:generator>
  </office:meta>
</office:document-meta>
</file>